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9.004cm"/>
    </style:style>
    <style:style style:name="co2" style:family="table-column">
      <style:table-column-properties fo:break-before="auto" style:column-width="2.258cm"/>
    </style:style>
    <style:style style:name="co3" style:family="table-column">
      <style:table-column-properties fo:break-before="auto" style:column-width="29.057cm"/>
    </style:style>
    <style:style style:name="ro1" style:family="table-row">
      <style:table-row-properties style:row-height="2.02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6.369cm" fo:break-before="auto" style:use-optimal-row-height="true"/>
    </style:style>
    <style:style style:name="ro4" style:family="table-row">
      <style:table-row-properties style:row-height="4.791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4.001cm" fo:break-before="auto" style:use-optimal-row-height="true"/>
    </style:style>
    <style:style style:name="ta1" style:family="table" style:master-page-name="Default">
      <style:table-properties table:display="true" style:writing-mode="lr-tb"/>
    </style:style>
  </office:automatic-styles>
  <office:body>
    <office:spreadsheet>
      <table:table table:name="Transaction" table:style-name="ta1">
        <table:table-column table:style-name="co1" table:default-cell-style-name="Default"/>
        <table:table-column table:style-name="co2" table:default-cell-style-name="Default"/>
        <table:table-row table:style-name="ro1">
          <table:table-cell office:value-type="string" calcext:value-type="string">
            <text:p>id : 1044</text:p>
            <text:p>address : VM-HDFCBK</text:p>
            <text:p>date : 1438410167163</text:p>
            <text:p>subject : null</text:p>
            <text:p>body : An amount of Rs.204.20 has been debited from your account  number XXXX5729 for an online payment txn done using HDFC Bank NetBanking.</text:p>
          </table:table-cell>
          <table:table-cell office:value-type="string" calcext:value-type="string">
            <text:p>Processed</text:p>
          </table:table-cell>
        </table:table-row>
        <table:table-row table:style-name="ro1">
          <table:table-cell office:value-type="string" calcext:value-type="string">
            <text:p>_id : 1040</text:p>
            <text:p>address : VM-HDFCBK</text:p>
            <text:p>date : 1438349644317</text:p>
            <text:p>subject : null</text:p>
            <text:p>body : NEFT Transaction with reference number N212150084551292 for INR 1,000.00 has been credited to the beneficiary account on 31-07-2015 at 13:42:39.</text:p>
          </table:table-cell>
          <table:table-cell/>
        </table:table-row>
        <table:table-row table:style-name="ro1">
          <table:table-cell office:value-type="string" calcext:value-type="string">
            <text:p>_id : 1039</text:p>
            <text:p>address : VM-HDFCBK</text:p>
            <text:p>date : 1438336409646</text:p>
            <text:p>subject : null</text:p>
            <text:p>body : Salary of INR 67,505.00 credited to A/c XXXXXXXXXX5729 towards SALJUL15                 SALJUL15 Value 31-JUL-2015 . Check A/c for balance</text:p>
          </table:table-cell>
          <table:table-cell/>
        </table:table-row>
        <table:table-row table:style-name="ro1">
          <table:table-cell office:value-type="string" calcext:value-type="string">
            <text:p>_id : 1038</text:p>
            <text:p>address : VM-HDFCBK</text:p>
            <text:p>date : 1438325867381</text:p>
            <text:p>subject : null</text:p>
            <text:p>body : An amount of Rs.1,000.00 has been debited from your account number XXXX5729 for NEFT txn done using HDFC Bank NetBanking</text:p>
          </table:table-cell>
          <table:table-cell office:value-type="string" calcext:value-type="string">
            <text:p>Processed</text:p>
          </table:table-cell>
        </table:table-row>
        <table:table-row table:style-name="ro1">
          <table:table-cell office:value-type="string" calcext:value-type="string">
            <text:p>_id : 1031</text:p>
            <text:p>address : BX-SBIINB</text:p>
            <text:p>date : 1438249435741</text:p>
            <text:p>subject : null</text:p>
            <text:p>body : Thank you for using State Bank Internet Banking. Your Transaction Ref No IG0ALFQDI9 for Rs.200.0 on 30/07/2015 03:13:52</text:p>
          </table:table-cell>
          <table:table-cell/>
        </table:table-row>
        <table:table-row table:style-name="ro1">
          <table:table-cell office:value-type="string" calcext:value-type="string">
            <text:p>_id : 1025</text:p>
            <text:p>address : VK-HDFCBK</text:p>
            <text:p>date : 1438228865824</text:p>
            <text:p>subject : null</text:p>
            <text:p>body : Rs.2000.00 was withdrawn using your HDFC Bank Card ending 0703 on 2015-07-30:09:29:47 at +SALT LAKE SEC-V BRANCH. Avl bal: Rs.20398.88</text:p>
          </table:table-cell>
          <table:table-cell office:value-type="string" calcext:value-type="string">
            <text:p>Processed</text:p>
          </table:table-cell>
        </table:table-row>
        <table:table-row table:style-name="ro1">
          <table:table-cell office:value-type="string" calcext:value-type="string">
            <text:p>_id : 1019</text:p>
            <text:p>address : VK-CBSSBI</text:p>
            <text:p>date : 1437873687361</text:p>
            <text:p>subject : null</text:p>
            <text:p>body : Your AC XXXXX379095 Debited INR 5,000.00 on 26/07/15 -DIRECT DR . Avl Bal INR 9,488.93</text:p>
          </table:table-cell>
          <table:table-cell office:value-type="string" calcext:value-type="string">
            <text:p>Processed</text:p>
          </table:table-cell>
        </table:table-row>
        <table:table-row table:style-name="ro1">
          <table:table-cell office:value-type="string" calcext:value-type="string">
            <text:p>_id : 1018</text:p>
            <text:p>address : VM-HDFCBK</text:p>
            <text:p>date : 1437843837232</text:p>
            <text:p>subject : null</text:p>
            <text:p>body : Thank you for using Debit Card ending 0703 for Rs.2310.00 in KOLKATA at SPICE OF JOY on 2015-07-25:22:33:53  Avl bal: Rs.22398.88</text:p>
          </table:table-cell>
          <table:table-cell office:value-type="string" calcext:value-type="string">
            <text:p>Processed</text:p>
          </table:table-cell>
        </table:table-row>
        <table:table-row table:style-name="ro1">
          <table:table-cell office:value-type="string" calcext:value-type="string">
            <text:p>_id : 1013</text:p>
            <text:p>address : VK-CBSSBI</text:p>
            <text:p>date : 1437819466500</text:p>
            <text:p>subject : null</text:p>
            <text:p>body : Available Balance in your Account XXXXX379095 as on 25/07/15 is INR 14,488.93</text:p>
          </table:table-cell>
          <table:table-cell/>
        </table:table-row>
        <table:table-row table:style-name="ro1">
          <table:table-cell office:value-type="string" calcext:value-type="string">
            <text:p>_id : 1010</text:p>
            <text:p>address : VM-YESBNK</text:p>
            <text:p>date : 1437804539520</text:p>
            <text:p>subject : null</text:p>
            <text:p>body : Avbl Bal as on 25-Jul-2015 11:37:10 in your A/C. No.XX2915 is INR 419,008.11, Tot. avbl bal (including linked deposits and Limit) is INR 419,008.11.</text:p>
          </table:table-cell>
          <table:table-cell/>
        </table:table-row>
        <table:table-row table:style-name="ro1">
          <table:table-cell office:value-type="string" calcext:value-type="string">
            <text:p>_id : 997</text:p>
            <text:p>address : VM-FROMSC</text:p>
            <text:p>date : 1437653595423</text:p>
            <text:p>subject : null</text:p>
            <text:p>body : Thank you for using StanChart Card No XX4275 on 23/07/15 for INR 202.80. To check EMI eligibility on spends above INR5000, log on to m.sc.com/in -T&amp;C Apply.</text:p>
          </table:table-cell>
          <table:table-cell office:value-type="string" calcext:value-type="string">
            <text:p>Processed</text:p>
          </table:table-cell>
        </table:table-row>
      </table:table>
      <table:table table:name="Bills" table:style-name="ta1">
        <table:table-column table:style-name="co3" table:default-cell-style-name="Default"/>
        <table:table-row table:style-name="ro1">
          <table:table-cell office:value-type="string" calcext:value-type="string">
            <text:p>_id : 1035</text:p>
            <text:p>address : VM-OLACAB</text:p>
            <text:p>date : 1438254144531</text:p>
            <text:p>subject : null</text:p>
            <text:p>body : Ola! Your total bill for CRN105838667 is Rs 267. Your invoice is on its way to your e-mail d_debojyoti@rediffmail.com. Call us on 033-33553355 for any help.</text:p>
          </table:table-cell>
        </table:table-row>
        <table:table-row table:style-name="ro1">
          <table:table-cell office:value-type="string" calcext:value-type="string">
            <text:p>_id : 1017</text:p>
            <text:p>address : VK-CBSSBI</text:p>
            <text:p>date : 1437842136804</text:p>
            <text:p>subject : null</text:p>
            <text:p>body : EMI due on09072015 a/c XXXXX798047 has not been paid. Please pay immediately. Please ignore, if paid.</text:p>
          </table:table-cell>
        </table:table-row>
      </table:table>
      <table:table table:name="Events" table:style-name="ta1">
        <table:table-column table:style-name="co3" table:default-cell-style-name="Default"/>
        <table:table-row table:style-name="ro3">
          <table:table-cell office:value-type="string" calcext:value-type="string">
            <text:p>_id : 1050</text:p>
            <text:p>address : 139</text:p>
            <text:p>date : 1438511832110</text:p>
            <text:p>subject : null</text:p>
            <text:p>body : PNR 6744392317</text:p>
            <text:p>Train  :13114 - HAZARDUARI EXP</text:p>
            <text:p>Dt :2-8-2015</text:p>
            <text:p>BoardingStn :BPC</text:p>
            <text:p>ReservedUpTo :KOAA</text:p>
            <text:p>CLASS :2S</text:p>
            <text:p>P1 Cur Stat :D2  , 25 ;</text:p>
            <text:p>P2 Cur Stat :D2  , 36 ;</text:p>
            <text:p>ChartStatus : PREPARED</text:p>
            <text:p>Coach Position :NA</text:p>
            <text:p>Schd Dep.Time :17 :00 hrs.</text:p>
            <text:p>To know the current position of your train, send SPOT (train number) to 139.</text:p>
          </table:table-cell>
        </table:table-row>
        <table:table-row table:style-name="ro4">
          <table:table-cell office:value-type="string" calcext:value-type="string">
            <text:p>id : 1048</text:p>
            <text:p>address : DD-IRSMSA</text:p>
            <text:p>date : 1438509152103</text:p>
            <text:p>subject : null</text:p>
            <text:p>body : PNR-6744392317</text:p>
            <text:p>Trn-13114</text:p>
            <text:p>Dt:02-08-2015</text:p>
            <text:p>Frm BPC to KOAA</text:p>
            <text:p>Cls-2S</text:p>
            <text:p>P1-D2,25</text:p>
            <text:p>P2-D2,36</text:p>
            <text:p>Chart Prepared</text:p>
          </table:table-cell>
        </table:table-row>
        <table:table-row table:style-name="ro5">
          <table:table-cell office:value-type="string" calcext:value-type="string">
            <text:p>_id : 1043</text:p>
            <text:p>address : BW-IRCTCi</text:p>
            <text:p>date : 1438410073018</text:p>
            <text:p>subject : null</text:p>
            <text:p>body : PNR:6744392317,TRAIN:13114,DOJ:02-08-15,2S,BPC-KOAA,Dep:17:00,</text:p>
            <text:p>D DAS+1,CNF,CNF,</text:p>
            <text:p>Fare:170,SC:22.8+PG CHGS</text:p>
          </table:table-cell>
        </table:table-row>
        <table:table-row table:style-name="ro1">
          <table:table-cell office:value-type="string" calcext:value-type="string">
            <text:p>_id : 1042</text:p>
            <text:p>address : VK-BJAZGI</text:p>
            <text:p>date : 1438409731872</text:p>
            <text:p>subject : null</text:p>
            <text:p>body : Dear Customer, motor insurance policy for your POLO is due for renewal on 02-AUG-2015. Kindly renew now to ensure continuity of insurance cover. For more information on an exclusive offer and premium payment option by credit card over phone pls. call Volkswagen Insurance Services on 1800-209-6262.To Renew NOW Click http://tinyurl.com/psxo79y Kindly ignore if already renewed</text:p>
          </table:table-cell>
        </table:table-row>
        <table:table-row table:style-name="ro6">
          <table:table-cell office:value-type="string" calcext:value-type="string">
            <text:p>_id : 989</text:p>
            <text:p>address : AM-CLRTRP</text:p>
            <text:p>date : 1437414805442</text:p>
            <text:p>subject : null</text:p>
            <text:p>body : Trip ID: 15072093204</text:p>
            <text:p>Anupa Das</text:p>
            <text:p>-</text:p>
            <text:p>23 Oct 15, 18:10</text:p>
            <text:p>SpiceJet, 517</text:p>
            <text:p>PNR: J71WQM</text:p>
          </table:table-cell>
        </table:table-row>
        <table:table-row table:style-name="ro1">
          <table:table-cell office:value-type="string" calcext:value-type="string">
            <text:p>_id : 985</text:p>
            <text:p>address : VM-JetAir</text:p>
            <text:p>date : 1437410191075</text:p>
            <text:p>subject : null</text:p>
            <text:p>body : Dear Guest, Pls note 9W662 will leave CCU on 02Oct15 at 1050hrs and reach BLR at 1315hr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16">00/00/0000</text:date>, <text:time style:data-style-name="N2" text:time-value="19:36:46.8430318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21:16:04.785668501</meta:creation-date>
    <dc:date>2015-08-16T20:08:43.437448937</dc:date>
    <meta:editing-duration>PT1H27M59S</meta:editing-duration>
    <meta:editing-cycles>2</meta:editing-cycles>
    <meta:generator>LibreOffice/4.2.7.2$Linux_X86_64 LibreOffice_project/420m0$Build-2</meta:generator>
    <meta:document-statistic meta:table-count="3" meta:cell-count="25" meta:object-count="0"/>
  </office:meta>
</office:document-meta>
</file>